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Pictures/100000000000000800000008DD630E876E2DD7B0.png" manifest:media-type="image/png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dash" draw:stroke-dash="Ultrafine_20_Dashed" draw:fill="bitmap" draw:fill-color="#729fcf" draw:fill-image-name="Empty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bitmap" draw:fill-color="#729fcf" draw:fill-image-name="Empty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61.62mm" svg:height="97.48mm" svg:x="120.6mm" svg:y="4.25mm">
            <loext:p draw:notify-on-update-of-ranges="Planilha1.B2:Planilha1.B11 Planilha1.C1:Planilha1.C1 Planilha1.C2:Planilha1.C11 Planilha1.B2:Planilha1.B11 Planilha1.D1:Planilha1.D1 Planilha1.D2:Planilha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imagens</text:p>
          </table:table-cell>
          <table:table-cell office:value-type="string" calcext:value-type="string">
            <text:p>Similaridade mínima</text:p>
          </table:table-cell>
          <table:table-cell office:value-type="string" calcext:value-type="string">
            <text:p>Similaridade máxi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2" calcext:value-type="percentage">
            <text:p>82,00%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3" calcext:value-type="percentage">
            <text:p>83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83" calcext:value-type="percentage">
            <text:p>83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2" table:style-name="ta1">
        <table:shapes>
          <draw:frame draw:z-index="0" draw:style-name="gr2" draw:text-style-name="P2" svg:width="185.3mm" svg:height="131.75mm" svg:x="120.05mm" svg:y="10.09mm">
            <loext:p draw:notify-on-update-of-ranges="Planilha2.B3:Planilha2.B17 Planilha2.C1:Planilha2.C2 Planilha2.C3:Planilha2.C17 Planilha2.D1:Planilha2.D2 Planilha2.D3:Planilha2.D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Teste YaleFaces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string" calcext:value-type="string">
            <text:p>Imagem 1</text:p>
          </table:table-cell>
          <table:table-cell office:value-type="string" calcext:value-type="string">
            <text:p>Imagem 2</text:p>
          </table:table-cell>
        </table:table-row>
        <table:table-row table:style-name="ro1">
          <table:table-cell/>
          <table:table-cell office:value-type="string" calcext:value-type="string">
            <text:p>subject01</text:p>
          </table:table-cell>
          <table:table-cell office:value-type="percentage" office:value="0.8816" calcext:value-type="percentage">
            <text:p>88,16%</text:p>
          </table:table-cell>
          <table:table-cell office:value-type="percentage" office:value="0.9045" calcext:value-type="percentage">
            <text:p>90,45%</text:p>
          </table:table-cell>
        </table:table-row>
        <table:table-row table:style-name="ro1">
          <table:table-cell/>
          <table:table-cell office:value-type="string" calcext:value-type="string">
            <text:p>subject02</text:p>
          </table:table-cell>
          <table:table-cell office:value-type="percentage" office:value="0.917" calcext:value-type="percentage">
            <text:p>91,70%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/>
          <table:table-cell office:value-type="string" calcext:value-type="string">
            <text:p>subject03</text:p>
          </table:table-cell>
          <table:table-cell office:value-type="percentage" office:value="0.9137" calcext:value-type="percentage">
            <text:p>91,37%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/>
          <table:table-cell office:value-type="string" calcext:value-type="string">
            <text:p>subject04</text:p>
          </table:table-cell>
          <table:table-cell office:value-type="percentage" office:value="0.9294" calcext:value-type="percentage">
            <text:p>92,94%</text:p>
          </table:table-cell>
          <table:table-cell office:value-type="percentage" office:value="0.9287" calcext:value-type="percentage">
            <text:p>92,87%</text:p>
          </table:table-cell>
        </table:table-row>
        <table:table-row table:style-name="ro1">
          <table:table-cell/>
          <table:table-cell office:value-type="string" calcext:value-type="string">
            <text:p>subject05</text:p>
          </table:table-cell>
          <table:table-cell office:value-type="percentage" office:value="0.9517" calcext:value-type="percentage">
            <text:p>95,17%</text:p>
          </table:table-cell>
          <table:table-cell office:value-type="percentage" office:value="0.9488" calcext:value-type="percentage">
            <text:p>94,88%</text:p>
          </table:table-cell>
        </table:table-row>
        <table:table-row table:style-name="ro1">
          <table:table-cell/>
          <table:table-cell office:value-type="string" calcext:value-type="string">
            <text:p>subject06</text:p>
          </table:table-cell>
          <table:table-cell office:value-type="percentage" office:value="0.9379" calcext:value-type="percentage">
            <text:p>93,79%</text:p>
          </table:table-cell>
          <table:table-cell office:value-type="percentage" office:value="0.9381" calcext:value-type="percentage">
            <text:p>93,81%</text:p>
          </table:table-cell>
        </table:table-row>
        <table:table-row table:style-name="ro1">
          <table:table-cell/>
          <table:table-cell office:value-type="string" calcext:value-type="string">
            <text:p>subject07</text:p>
          </table:table-cell>
          <table:table-cell office:value-type="percentage" office:value="0.9443" calcext:value-type="percentage">
            <text:p>94,43%</text:p>
          </table:table-cell>
          <table:table-cell office:value-type="percentage" office:value="0.9269" calcext:value-type="percentage">
            <text:p>92,69%</text:p>
          </table:table-cell>
        </table:table-row>
        <table:table-row table:style-name="ro1">
          <table:table-cell/>
          <table:table-cell office:value-type="string" calcext:value-type="string">
            <text:p>subject08</text:p>
          </table:table-cell>
          <table:table-cell office:value-type="percentage" office:value="0.9732" calcext:value-type="percentage">
            <text:p>97,32%</text:p>
          </table:table-cell>
          <table:table-cell office:value-type="percentage" office:value="0.8839" calcext:value-type="percentage">
            <text:p>88,39%</text:p>
          </table:table-cell>
        </table:table-row>
        <table:table-row table:style-name="ro1">
          <table:table-cell/>
          <table:table-cell office:value-type="string" calcext:value-type="string">
            <text:p>subject09</text:p>
          </table:table-cell>
          <table:table-cell office:value-type="percentage" office:value="0.8576" calcext:value-type="percentage">
            <text:p>85,76%</text:p>
          </table:table-cell>
          <table:table-cell office:value-type="percentage" office:value="0.8637" calcext:value-type="percentage">
            <text:p>86,37%</text:p>
          </table:table-cell>
        </table:table-row>
        <table:table-row table:style-name="ro1">
          <table:table-cell/>
          <table:table-cell office:value-type="string" calcext:value-type="string">
            <text:p>subject10</text:p>
          </table:table-cell>
          <table:table-cell office:value-type="percentage" office:value="0.9416" calcext:value-type="percentage">
            <text:p>94,16%</text:p>
          </table:table-cell>
          <table:table-cell office:value-type="percentage" office:value="0.9614" calcext:value-type="percentage">
            <text:p>96,14%</text:p>
          </table:table-cell>
        </table:table-row>
        <table:table-row table:style-name="ro1">
          <table:table-cell/>
          <table:table-cell office:value-type="string" calcext:value-type="string">
            <text:p>subject11</text:p>
          </table:table-cell>
          <table:table-cell office:value-type="percentage" office:value="0.9297" calcext:value-type="percentage">
            <text:p>92,97%</text:p>
          </table:table-cell>
          <table:table-cell office:value-type="percentage" office:value="0.9405" calcext:value-type="percentage">
            <text:p>94,05%</text:p>
          </table:table-cell>
        </table:table-row>
        <table:table-row table:style-name="ro1">
          <table:table-cell/>
          <table:table-cell office:value-type="string" calcext:value-type="string">
            <text:p>subject12</text:p>
          </table:table-cell>
          <table:table-cell office:value-type="percentage" office:value="0.9615" calcext:value-type="percentage">
            <text:p>96,15%</text:p>
          </table:table-cell>
          <table:table-cell office:value-type="percentage" office:value="0.8915" calcext:value-type="percentage">
            <text:p>89,15%</text:p>
          </table:table-cell>
        </table:table-row>
        <table:table-row table:style-name="ro1">
          <table:table-cell/>
          <table:table-cell office:value-type="string" calcext:value-type="string">
            <text:p>subject13</text:p>
          </table:table-cell>
          <table:table-cell office:value-type="percentage" office:value="0.9133" calcext:value-type="percentage">
            <text:p>91,33%</text:p>
          </table:table-cell>
          <table:table-cell office:value-type="percentage" office:value="0.9399" calcext:value-type="percentage">
            <text:p>93,99%</text:p>
          </table:table-cell>
        </table:table-row>
        <table:table-row table:style-name="ro1">
          <table:table-cell/>
          <table:table-cell office:value-type="string" calcext:value-type="string">
            <text:p>subject14</text:p>
          </table:table-cell>
          <table:table-cell office:value-type="percentage" office:value="0.9659" calcext:value-type="percentage">
            <text:p>96,59%</text:p>
          </table:table-cell>
          <table:table-cell office:value-type="percentage" office:value="0.8894" calcext:value-type="percentage">
            <text:p>88,94%</text:p>
          </table:table-cell>
        </table:table-row>
        <table:table-row table:style-name="ro1">
          <table:table-cell/>
          <table:table-cell office:value-type="string" calcext:value-type="string">
            <text:p>subject15</text:p>
          </table:table-cell>
          <table:table-cell office:value-type="percentage" office:value="0.9049" calcext:value-type="percentage">
            <text:p>90,49%</text:p>
          </table:table-cell>
          <table:table-cell office:value-type="percentage" office:value="0.9236" calcext:value-type="percentage">
            <text:p>92,36%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ste YaleFaces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Imagem 1</text:p>
          </table:table-cell>
          <table:table-cell table:style-name="ce6" office:value-type="string" calcext:value-type="string">
            <text:p>Imagem 2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1</text:p>
          </table:table-cell>
          <table:table-cell table:style-name="ce6" office:value-type="percentage" office:value="0.8816" calcext:value-type="percentage">
            <text:p>88,16%</text:p>
          </table:table-cell>
          <table:table-cell table:style-name="ce6" office:value-type="percentage" office:value="0.9045" calcext:value-type="percentage">
            <text:p>90,45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2</text:p>
          </table:table-cell>
          <table:table-cell table:style-name="ce6" office:value-type="percentage" office:value="0.917" calcext:value-type="percentage">
            <text:p>91,70%</text:p>
          </table:table-cell>
          <table:table-cell table:style-name="ce6" office:value-type="percentage" office:value="0.909" calcext:value-type="percentage">
            <text:p>90,90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3</text:p>
          </table:table-cell>
          <table:table-cell table:style-name="ce6" office:value-type="percentage" office:value="0.9137" calcext:value-type="percentage">
            <text:p>91,37%</text:p>
          </table:table-cell>
          <table:table-cell table:style-name="ce6" office:value-type="percentage" office:value="0.938" calcext:value-type="percentage">
            <text:p>93,80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4</text:p>
          </table:table-cell>
          <table:table-cell table:style-name="ce6" office:value-type="percentage" office:value="0.9294" calcext:value-type="percentage">
            <text:p>92,94%</text:p>
          </table:table-cell>
          <table:table-cell table:style-name="ce6" office:value-type="percentage" office:value="0.9287" calcext:value-type="percentage">
            <text:p>92,87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5</text:p>
          </table:table-cell>
          <table:table-cell table:style-name="ce6" office:value-type="percentage" office:value="0.9517" calcext:value-type="percentage">
            <text:p>95,17%</text:p>
          </table:table-cell>
          <table:table-cell table:style-name="ce6" office:value-type="percentage" office:value="0.9488" calcext:value-type="percentage">
            <text:p>94,88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6</text:p>
          </table:table-cell>
          <table:table-cell table:style-name="ce6" office:value-type="percentage" office:value="0.9379" calcext:value-type="percentage">
            <text:p>93,79%</text:p>
          </table:table-cell>
          <table:table-cell table:style-name="ce6" office:value-type="percentage" office:value="0.9381" calcext:value-type="percentage">
            <text:p>93,81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7</text:p>
          </table:table-cell>
          <table:table-cell table:style-name="ce6" office:value-type="percentage" office:value="0.9443" calcext:value-type="percentage">
            <text:p>94,43%</text:p>
          </table:table-cell>
          <table:table-cell table:style-name="ce6" office:value-type="percentage" office:value="0.9269" calcext:value-type="percentage">
            <text:p>92,69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8</text:p>
          </table:table-cell>
          <table:table-cell table:style-name="ce6" office:value-type="percentage" office:value="0.9732" calcext:value-type="percentage">
            <text:p>97,32%</text:p>
          </table:table-cell>
          <table:table-cell table:style-name="ce6" office:value-type="percentage" office:value="0.8839" calcext:value-type="percentage">
            <text:p>88,39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09</text:p>
          </table:table-cell>
          <table:table-cell table:style-name="ce6" office:value-type="percentage" office:value="0.8576" calcext:value-type="percentage">
            <text:p>85,76%</text:p>
          </table:table-cell>
          <table:table-cell table:style-name="ce6" office:value-type="percentage" office:value="0.8637" calcext:value-type="percentage">
            <text:p>86,37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0</text:p>
          </table:table-cell>
          <table:table-cell table:style-name="ce6" office:value-type="percentage" office:value="0.9416" calcext:value-type="percentage">
            <text:p>94,16%</text:p>
          </table:table-cell>
          <table:table-cell table:style-name="ce6" office:value-type="percentage" office:value="0.9614" calcext:value-type="percentage">
            <text:p>96,14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1</text:p>
          </table:table-cell>
          <table:table-cell table:style-name="ce6" office:value-type="percentage" office:value="0.9297" calcext:value-type="percentage">
            <text:p>92,97%</text:p>
          </table:table-cell>
          <table:table-cell table:style-name="ce6" office:value-type="percentage" office:value="0.9405" calcext:value-type="percentage">
            <text:p>94,05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2</text:p>
          </table:table-cell>
          <table:table-cell table:style-name="ce6" office:value-type="percentage" office:value="0.9615" calcext:value-type="percentage">
            <text:p>96,15%</text:p>
          </table:table-cell>
          <table:table-cell table:style-name="ce6" office:value-type="percentage" office:value="0.8915" calcext:value-type="percentage">
            <text:p>89,15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3</text:p>
          </table:table-cell>
          <table:table-cell table:style-name="ce6" office:value-type="percentage" office:value="0.9133" calcext:value-type="percentage">
            <text:p>91,33%</text:p>
          </table:table-cell>
          <table:table-cell table:style-name="ce6" office:value-type="percentage" office:value="0.9399" calcext:value-type="percentage">
            <text:p>93,99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4</text:p>
          </table:table-cell>
          <table:table-cell table:style-name="ce6" office:value-type="percentage" office:value="0.9659" calcext:value-type="percentage">
            <text:p>96,59%</text:p>
          </table:table-cell>
          <table:table-cell table:style-name="ce6" office:value-type="percentage" office:value="0.8894" calcext:value-type="percentage">
            <text:p>88,94%</text:p>
          </table:table-cell>
        </table:table-row>
        <table:table-row table:style-name="ro1">
          <table:table-cell/>
          <table:table-cell table:style-name="ce4" office:value-type="string" calcext:value-type="string">
            <text:p>subject15</text:p>
          </table:table-cell>
          <table:table-cell table:style-name="ce6" office:value-type="percentage" office:value="0.9049" calcext:value-type="percentage">
            <text:p>90,49%</text:p>
          </table:table-cell>
          <table:table-cell table:style-name="ce6" office:value-type="percentage" office:value="0.9236" calcext:value-type="percentage">
            <text:p>92,36%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DD630E876E2DD7B0.png" xlink:type="simple" xlink:show="embed" xlink:actuate="onLoad"/>
    <draw:stroke-dash draw:name="Ultrafine_20_Dashed" draw:display-name="Ultrafine Dashed" draw:style="rect" draw:dots1="1" draw:dots1-length="0.5mm" draw:dots2="1" draw:dots2-length="0.5mm" draw:distance="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 style:data-style-name="N2" text:time-value="16:35:23.2943039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0:10:33.168124459</meta:creation-date>
    <dc:date>2020-07-25T16:38:02.257825526</dc:date>
    <meta:editing-duration>PT1H13M40S</meta:editing-duration>
    <meta:editing-cycles>6</meta:editing-cycles>
    <meta:generator>LibreOffice/5.1.6.2$Linux_X86_64 LibreOffice_project/10m0$Build-2</meta:generator>
    <meta:document-statistic meta:table-count="2" meta:cell-count="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0.78" chart:origin="0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63cm" svg:height="9.749cm" xlink:href=".." xlink:type="simple" chart:class="chart:scatter" chart:style-name="ch1">
        <chart:title svg:x="4.175cm" svg:y="0.33cm" chart:style-name="ch2">
          <text:p>Quantidade de imagens X Similaridade</text:p>
        </chart:title>
        <chart:legend chart:legend-position="bottom" svg:x="3.785cm" svg:y="8.966cm" style:legend-expansion="wide" chart:style-name="ch3"/>
        <chart:plot-area chart:style-name="ch4" table:cell-range-address="Planilha1.B2:Planilha1.D11 Planilha1.C1:Planilha1.D1" chart:data-source-has-labels="row" svg:x="1.334cm" svg:y="1.303cm" svg:width="14.506cm" svg:height="6.488cm">
          <chartooo:coordinate-region svg:x="2.749cm" svg:y="1.503cm" svg:width="12.904cm" svg:height="5.642cm"/>
          <chart:axis chart:dimension="x" chart:name="primary-x" chart:style-name="ch5">
            <chart:title svg:x="6.797cm" svg:y="7.985cm" chart:style-name="ch6">
              <text:p>Quantidade de imagens</text:p>
            </chart:title>
          </chart:axis>
          <chart:axis chart:dimension="y" chart:name="primary-y" chart:style-name="ch7">
            <chart:title svg:x="0.451cm" svg:y="5.517cm" chart:style-name="ch8">
              <text:p>Similaridade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lanilha1.C2:Planilha1.C11" chart:label-cell-address="Planilha1.C1:Planilha1.C1" chart:class="chart:scatter">
            <chart:domain table:cell-range-address="Planilha1.B2:Planilha1.B11"/>
            <chart:data-point chart:repeated="10"/>
          </chart:series>
          <chart:series chart:style-name="ch12" chart:values-cell-range-address="Planilha1.D2:Planilha1.D11" chart:label-cell-address="Planilha1.D1:Planilha1.D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Similaridade mínima</text:p>
                <draw:g>
                  <svg:desc>Planilha1.C1:Planilha1.C1</svg:desc>
                </draw:g>
              </table:table-cell>
              <table:table-cell office:value-type="string">
                <text:p>Similaridade máxima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B2:Planilha1.B11</svg:desc>
                </draw:g>
              </table:table-cell>
              <table:table-cell office:value-type="float" office:value="0.8">
                <text:p>0.8</text:p>
                <draw:g>
                  <svg:desc>Planilha1.C2:Planilha1.C11</svg:desc>
                </draw:g>
              </table:table-cell>
              <table:table-cell office:value-type="float" office:value="0.81">
                <text:p>0.81</text:p>
                <draw:g>
                  <svg:desc>Planilha1.D2:Planilha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31cm" svg:height="13.176cm" xlink:href=".." xlink:type="simple" chart:class="chart:bar" chart:style-name="ch1">
        <chart:title svg:x="7.581cm" svg:y="0.399cm" chart:style-name="ch2">
          <text:p>Teste YaleFaces</text:p>
        </chart:title>
        <chart:legend chart:legend-position="end" svg:x="16.135cm" svg:y="6.04cm" style:legend-expansion="high" chart:style-name="ch3"/>
        <chart:plot-area chart:style-name="ch4" table:cell-range-address="Planilha2.B3:Planilha2.D17 Planilha2.C1:Planilha2.D2" chart:data-source-has-labels="both" svg:x="1.381cm" svg:y="1.441cm" svg:width="14.384cm" svg:height="10.491cm">
          <chartooo:coordinate-region svg:x="3.114cm" svg:y="1.441cm" svg:width="12.51cm" svg:height="9.007cm"/>
          <chart:axis chart:dimension="x" chart:name="primary-x" chart:style-name="ch5" chartooo:axis-type="auto">
            <chartooo:date-scale/>
            <chart:title svg:x="0.451cm" svg:y="7.365cm" chart:style-name="ch6">
              <text:p>Pessoas</text:p>
            </chart:title>
            <chart:categories table:cell-range-address="Planilha2.B3:Planilha2.B17"/>
          </chart:axis>
          <chart:axis chart:dimension="y" chart:name="primary-y" chart:style-name="ch7">
            <chart:title svg:x="7.603cm" svg:y="12.195cm" chart:style-name="ch8">
              <text:p>Similaridade</text:p>
            </chart:title>
            <chart:grid chart:style-name="ch9" chart:class="major"/>
          </chart:axis>
          <chart:series chart:style-name="ch10" chart:values-cell-range-address="Planilha2.C3:Planilha2.C17" chart:label-cell-address="Planilha2.C1:Planilha2.C2" chart:class="chart:bar">
            <chart:data-point chart:repeated="15"/>
          </chart:series>
          <chart:series chart:style-name="ch11" chart:values-cell-range-address="Planilha2.D3:Planilha2.D17" chart:label-cell-address="Planilha2.D1:Planilha2.D2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m 1</text:p>
                <text:list>
                  <text:list-item>
                    <text:p/>
                  </text:list-item>
                  <text:list-item>
                    <text:p>Imagem 1</text:p>
                  </text:list-item>
                </text:list>
                <draw:g>
                  <svg:desc>Planilha2.C1:Planilha2.C2</svg:desc>
                </draw:g>
              </table:table-cell>
              <table:table-cell office:value-type="string">
                <text:p>Imagem 2</text:p>
                <text:list>
                  <text:list-item>
                    <text:p/>
                  </text:list-item>
                  <text:list-item>
                    <text:p>Imagem 2</text:p>
                  </text:list-item>
                </text:list>
                <draw:g>
                  <svg:desc>Planilha2.D1:Planilha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ject01</text:p>
                <draw:g>
                  <svg:desc>Planilha2.B3:Planilha2.B17</svg:desc>
                </draw:g>
              </table:table-cell>
              <table:table-cell office:value-type="float" office:value="0.8816">
                <text:p>0.8816</text:p>
                <draw:g>
                  <svg:desc>Planilha2.C3:Planilha2.C17</svg:desc>
                </draw:g>
              </table:table-cell>
              <table:table-cell office:value-type="float" office:value="0.9045">
                <text:p>0.9045</text:p>
                <draw:g>
                  <svg:desc>Planilha2.D3:Planilha2.D17</svg:desc>
                </draw:g>
              </table:table-cell>
            </table:table-row>
            <table:table-row>
              <table:table-cell office:value-type="string">
                <text:p>subject02</text:p>
              </table:table-cell>
              <table:table-cell office:value-type="float" office:value="0.917">
                <text:p>0.917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subject03</text:p>
              </table:table-cell>
              <table:table-cell office:value-type="float" office:value="0.9137">
                <text:p>0.9137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subject04</text:p>
              </table:table-cell>
              <table:table-cell office:value-type="float" office:value="0.9294">
                <text:p>0.9294</text:p>
              </table:table-cell>
              <table:table-cell office:value-type="float" office:value="0.9287">
                <text:p>0.9287</text:p>
              </table:table-cell>
            </table:table-row>
            <table:table-row>
              <table:table-cell office:value-type="string">
                <text:p>subject05</text:p>
              </table:table-cell>
              <table:table-cell office:value-type="float" office:value="0.9517">
                <text:p>0.9517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string">
                <text:p>subject06</text:p>
              </table:table-cell>
              <table:table-cell office:value-type="float" office:value="0.9379">
                <text:p>0.9379</text:p>
              </table:table-cell>
              <table:table-cell office:value-type="float" office:value="0.9381">
                <text:p>0.9381</text:p>
              </table:table-cell>
            </table:table-row>
            <table:table-row>
              <table:table-cell office:value-type="string">
                <text:p>subject07</text:p>
              </table:table-cell>
              <table:table-cell office:value-type="float" office:value="0.9443">
                <text:p>0.9443</text:p>
              </table:table-cell>
              <table:table-cell office:value-type="float" office:value="0.9269">
                <text:p>0.9269</text:p>
              </table:table-cell>
            </table:table-row>
            <table:table-row>
              <table:table-cell office:value-type="string">
                <text:p>subject08</text:p>
              </table:table-cell>
              <table:table-cell office:value-type="float" office:value="0.9732">
                <text:p>0.9732</text:p>
              </table:table-cell>
              <table:table-cell office:value-type="float" office:value="0.8839">
                <text:p>0.8839</text:p>
              </table:table-cell>
            </table:table-row>
            <table:table-row>
              <table:table-cell office:value-type="string">
                <text:p>subject09</text:p>
              </table:table-cell>
              <table:table-cell office:value-type="float" office:value="0.8576">
                <text:p>0.8576</text:p>
              </table:table-cell>
              <table:table-cell office:value-type="float" office:value="0.8637">
                <text:p>0.8637</text:p>
              </table:table-cell>
            </table:table-row>
            <table:table-row>
              <table:table-cell office:value-type="string">
                <text:p>subject10</text:p>
              </table:table-cell>
              <table:table-cell office:value-type="float" office:value="0.9416">
                <text:p>0.9416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subject11</text:p>
              </table:table-cell>
              <table:table-cell office:value-type="float" office:value="0.9297">
                <text:p>0.9297</text:p>
              </table:table-cell>
              <table:table-cell office:value-type="float" office:value="0.9405">
                <text:p>0.9405</text:p>
              </table:table-cell>
            </table:table-row>
            <table:table-row>
              <table:table-cell office:value-type="string">
                <text:p>subject12</text:p>
              </table:table-cell>
              <table:table-cell office:value-type="float" office:value="0.9615">
                <text:p>0.9615</text:p>
              </table:table-cell>
              <table:table-cell office:value-type="float" office:value="0.8915">
                <text:p>0.8915</text:p>
              </table:table-cell>
            </table:table-row>
            <table:table-row>
              <table:table-cell office:value-type="string">
                <text:p>subject13</text:p>
              </table:table-cell>
              <table:table-cell office:value-type="float" office:value="0.9133">
                <text:p>0.9133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subject14</text:p>
              </table:table-cell>
              <table:table-cell office:value-type="float" office:value="0.9659">
                <text:p>0.9659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subject15</text:p>
              </table:table-cell>
              <table:table-cell office:value-type="float" office:value="0.9049">
                <text:p>0.9049</text:p>
              </table:table-cell>
              <table:table-cell office:value-type="float" office:value="0.9236">
                <text:p>0.9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